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7 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0.01</text:p>
          </table:table-cell>
          <table:table-cell table:number-columns-repeated="2"/>
          <table:table-cell office:value-type="string" calcext:value-type="string">
            <text:p>1940.0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5.62794|</text:p>
          </table:table-cell>
          <table:table-cell office:value-type="string" calcext:value-type="string">
            <text:p>1013.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1=</text:p>
          </table:table-cell>
          <table:table-cell/>
          <table:table-cell office:value-type="string" calcext:value-type="string">
            <text:p>235.8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/>
          <table:table-cell office:value-type="string" calcext:value-type="string">
            <text:p>346.97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20:11:15.3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8T20:12:40.185000000</dc:date>
    <meta:editing-duration>P5DT6H31M56S</meta:editing-duration>
    <meta:editing-cycles>2012</meta:editing-cycles>
    <meta:document-statistic meta:table-count="4" meta:cell-count="11112" meta:object-count="0"/>
  </office:meta>
</office:document-meta>
</file>